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d5d33" officeooo:paragraph-rsid="000d5d33"/>
    </style:style>
    <style:style style:name="P2" style:family="paragraph" style:parent-style-name="Preformatted_20_Text">
      <style:text-properties officeooo:rsid="000f03af" officeooo:paragraph-rsid="000f03af"/>
    </style:style>
    <style:style style:name="P3" style:family="paragraph" style:parent-style-name="Preformatted_20_Text">
      <style:text-properties officeooo:rsid="000f03af" officeooo:paragraph-rsid="000f03af"/>
    </style:style>
    <style:style style:name="P4" style:family="paragraph" style:parent-style-name="Preformatted_20_Text">
      <style:text-properties officeooo:rsid="001240ef" officeooo:paragraph-rsid="001240ef"/>
    </style:style>
    <style:style style:name="P5" style:family="paragraph" style:parent-style-name="Preformatted_20_Text">
      <style:text-properties officeooo:rsid="000d5d33" officeooo:paragraph-rsid="001240ef"/>
    </style:style>
    <style:style style:name="T1" style:family="text">
      <style:text-properties officeooo:rsid="0010c470"/>
    </style:style>
    <style:style style:name="T2" style:family="text">
      <style:text-properties officeooo:rsid="001240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Ensure it’s PSR compliant</text:p>
      <text:p text:style-name="P1"/>
      <text:p text:style-name="P1">2. Ensure the inputed data is being sanitazied and validated</text:p>
      <text:p text:style-name="P1"/>
      <text:p text:style-name="P5">3. <text:span text:style-name="T2">Ensure the code is well commented</text:span></text:p>
      <text:p text:style-name="P1"/>
      <text:p text:style-name="P2">4. Ensure the namespaces are used</text:p>
      <text:p text:style-name="P2"/>
      <text:p text:style-name="P2">5. Ensure <text:span text:style-name="T1">an</text:span> autoloader is used</text:p>
      <text:p text:style-name="P2"/>
      <text:p text:style-name="P4">6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7T17:22:56.341432112</dc:date>
    <meta:editing-duration>PT2M33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35" meta:character-count="191" meta:non-whitespace-character-count="161"/>
  </office:meta>
</office:document-meta>
</file>